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2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3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dddddd" draw:opacity="100%" draw:textarea-horizontal-align="justify" draw:textarea-vertical-align="top" draw:auto-grow-height="false" fo:min-height="3.56cm" fo:min-width="5.85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885cm" fo:min-width="1.279cm"/>
    </style:style>
    <style:style style:name="gr1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</text:span><text:span text:style-name="T1">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Helm chart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mock-data-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</text:span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</text:span><text:span text:style-name="T1">container:</text:span></text:p>
          <text:p text:style-name="P1"><text:span text:style-name="T1">senzing/</text:span><text:span text:style-name="T1">stream-</text:span><text:span text:style-name="T1">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mock-data-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7.342cm" svg:x2="5.445cm" svg:y2="9.891cm">
          <text:p/>
        </draw:line>
        <draw:custom-shape draw:style-name="gr8" draw:text-style-name="P9" draw:layer="layout" svg:width="4.445cm" svg:height="0.762cm" svg:x="1.862cm" svg:y="9.813cm">
          <text:p text:style-name="P5"><text:span text:style-name="T2">Ra</text:span><text:span text:style-name="T2">bbi</text:span><text:span text:style-name="T2">tM</text:span><text:span text:style-name="T2">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6.383cm" svg:x2="5.445cm" svg:y2="18.653cm">
          <text:p/>
        </draw:line>
        <draw:custom-shape draw:style-name="gr9" draw:text-style-name="P6" draw:layer="layout" svg:width="3.81cm" svg:height="0.762cm" svg:x="10.404cm" svg:y="4.014cm">
          <text:p text:style-name="P5"><text:span text:style-name="T2">Se</text:span><text:span text:style-name="T2">nzi</text:span><text:span text:style-name="T2">ng </text:span><text:span text:style-name="T2">co</text:span><text:span text:style-name="T2">d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81cm" svg:height="0.762cm" svg:x="10.404cm" svg:y="5.03cm">
          <text:p text:style-name="P5"><text:span text:style-name="T2">Op</text:span><text:span text:style-name="T2">en </text:span><text:span text:style-name="T2">so</text:span><text:span text:style-name="T2">urc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0.398cm" svg:x2="5.445cm" svg:y2="15.605cm">
          <text:p/>
        </draw:lin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193cm" svg:x2="5.445cm" svg:y2="24.495cm">
          <text:p/>
        </draw:line>
        <draw:custom-shape draw:style-name="gr14" draw:text-style-name="P3" draw:layer="layout" svg:width="6.35cm" svg:height="3.81cm" svg:x="8.62cm" svg:y="17.51cm">
          <text:p text:style-name="P1"><text:span text:style-name="T1">Persistent 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1.778cm" svg:height="1.816cm" svg:x="9.91cm" svg:y="18.958cm">
          <text:p text:style-name="P5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8" draw:layer="layout" svg:x1="6.715cm" svg:y1="19.923cm" svg:x2="9.89cm" svg:y2="19.923cm">
          <text:p/>
        </draw:line>
        <draw:custom-shape draw:style-name="gr1" draw:text-style-name="P2" draw:layer="layout" svg:width="6.35cm" svg:height="3.81cm" svg:x="8.62cm" svg:y="13.065cm">
          <text:p text:style-name="P1"><text:span text:style-name="T1">Helm chart:</text:span></text:p>
          <text:p text:style-name="P1"><text:span text:style-name="T1">senzing/phppgadm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6cm" svg:y="14.208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9.255cm" svg:y1="15.859cm" svg:x2="6.08cm" svg:y2="18.6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5-10T17:32:32.841416966</dc:date>
    <meta:editing-duration>PT2H17S</meta:editing-duration>
    <meta:editing-cycles>31</meta:editing-cycles>
    <meta:generator>LibreOffice/6.0.7.3$Linux_X86_64 LibreOffice_project/00m0$Build-3</meta:generator>
    <meta:document-statistic meta:object-count="31"/>
  </office:meta>
</office:document-meta>
</file>